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Интерактивные инструкции</text:h>
      <text:section text:style-name="Sect1" text:name="i191">
        <text:p text:style-name="P2">Интерактивные инструкции помогают вам овладеть самыми распространенными сценариями работы. Они интегрированы с инструментами разработки, таким образом, вы шаг за шагом читаете и выполняете действия прямо в среде разработки.</text:p>
        <text:p text:style-name="P1">Вы можете посмотреть интерактивные инструкции по работе с Git, нажав <text:span text:style-name="T3">Справка</text:span> → <text:span text:style-name="T3">Памятки</text:span> → <text:span text:style-name="T3">Team/Git</text:span>.</text:p>
        <text:h text:style-name="P5" text:outline-level="3">Сопутствующая информация</text:h>
        <text:h text:style-name="P3" text:outline-level="4">Справочник</text:h>
        <text:p text:style-name="Text_20_body">‣ <text:a xlink:type="simple" xlink:href="https://its.1c.ru/db/content/edtdoc/src/i210.html?_=1542292896#d0e3822" text:style-name="Internet_20_link" text:visited-style-name="Visited_20_Internet_20_Link"><text:span text:style-name="T1">Панель </text:span></text:a><text:a xlink:type="simple" xlink:href="https://its.1c.ru/db/content/edtdoc/src/i210.html?_=1542292896#d0e3822" text:style-name="Internet_20_link" text:visited-style-name="Visited_20_Internet_20_Link"><text:span text:style-name="T2">Памятки</text:span></text:a></text:p>
        <text:h text:style-name="P3" text:outline-level="4">Workbench User Guide</text:h>
        <text:p text:style-name="Text_20_body">‣ <text:a xlink:type="simple" xlink:href="https://its.1c.ru/db/content/edtdoc/src/://help.eclipse.org/neon/index.jsp?topic=/org.eclipse.platform.doc.user/reference/ref-cheatsheets.htm&amp;cp=0_4_4_3_1" office:target-frame-name="_top" xlink:show="replace" text:style-name="Internet_20_link" text:visited-style-name="Visited_20_Internet_20_Link"><text:span text:style-name="T1">Working with cheat sheets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19:02.763103368</dc:date>
    <meta:editing-duration>PT7H29S</meta:editing-duration>
    <meta:editing-cycles>116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59" meta:character-count="442" meta:non-whitespace-character-count="391"/>
  </office:meta>
</office:document-meta>
</file>